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000000" loext:opacity="100%" style:font-name="Courier New" fo:font-size="12pt" fo:letter-spacing="normal" fo:font-style="normal" fo:font-weight="normal"/>
    </style:style>
    <style:style style:name="P3" style:family="paragraph" style:parent-style-name="Text_20_body" style:list-style-name="L1">
      <style:paragraph-properties fo:margin-left="0cm" fo:margin-right="0cm" fo:margin-top="0cm" fo:margin-bottom="0.265cm" style:contextual-spacing="false" fo:orphans="2" fo:widows="2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Courier New" fo:font-size="12pt" fo:letter-spacing="normal" fo:font-style="normal" fo:font-weight="normal"/>
    </style:style>
    <style:style style:name="P5" style:family="paragraph" style:parent-style-name="Text_20_body" style:list-style-name="L2">
      <style:paragraph-properties fo:margin-left="0cm" fo:margin-right="0cm" fo:margin-top="0cm" fo:margin-bottom="0.265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Courier New" fo:font-size="12pt" fo:letter-spacing="normal" fo:font-style="normal" fo:font-weight="normal"/>
    </style:style>
    <style:style style:name="P6" style:family="paragraph" style:parent-style-name="Text_20_body" style:list-style-name="L2">
      <style:paragraph-properties fo:margin-left="0cm" fo:margin-right="0cm" fo:margin-top="0cm" fo:margin-bottom="0.265cm" style:contextual-spacing="false" fo:orphans="2" fo:widows="2" fo:text-indent="0cm" style:auto-text-indent="false" fo:padding="0cm" fo:border="none"/>
    </style:style>
    <style:style style:name="P7" style:family="paragraph" style:parent-style-name="Text_20_body" style:list-style-name="L3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000000" loext:opacity="100%" style:font-name="Courier New" fo:font-size="12pt" fo:letter-spacing="normal" fo:font-style="normal" fo:font-weight="normal"/>
    </style:style>
    <style:style style:name="P8" style:family="paragraph" style:parent-style-name="Text_20_body" style:list-style-name="L4">
      <style:paragraph-properties fo:margin-left="0cm" fo:margin-right="0cm" fo:margin-top="0cm" fo:margin-bottom="0.265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Courier New" fo:font-size="12pt" fo:letter-spacing="normal" fo:font-style="normal" fo:font-weight="normal"/>
    </style:style>
    <style:style style:name="P9" style:family="paragraph" style:parent-style-name="Text_20_body" style:list-style-name="L4">
      <style:paragraph-properties fo:margin-left="0cm" fo:margin-right="0cm" fo:margin-top="0cm" fo:margin-bottom="0.265cm" style:contextual-spacing="false" fo:orphans="2" fo:widows="2" fo:text-indent="0cm" style:auto-text-indent="false" fo:padding="0cm" fo:border="none"/>
    </style:style>
    <style:style style:name="P10" style:family="paragraph" style:parent-style-name="Text_20_body" style:list-style-name="L5">
      <style:paragraph-properties fo:margin-left="0cm" fo:margin-right="0cm" fo:margin-top="0cm" fo:margin-bottom="0.265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Courier New" fo:font-size="12pt" fo:letter-spacing="normal" fo:font-style="normal" fo:font-weight="normal"/>
    </style:style>
    <style:style style:name="P11" style:family="paragraph" style:parent-style-name="Text_20_body" style:list-style-name="L6">
      <style:paragraph-properties fo:margin-left="0cm" fo:margin-right="0cm" fo:margin-top="0cm" fo:margin-bottom="0.265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Courier New" fo:font-size="12pt" fo:letter-spacing="normal" fo:font-style="normal" fo:font-weight="normal"/>
    </style:style>
    <style:style style:name="P12" style:family="paragraph" style:parent-style-name="Standard">
      <style:text-properties fo:color="#000000" loext:opacity="100%" style:font-name="Courier New"/>
    </style:style>
    <style:style style:name="T1" style:family="text">
      <style:text-properties fo:font-variant="normal" fo:text-transform="none" fo:color="#000000" loext:opacity="100%" style:font-name="Courier New" fo:font-size="12pt" fo:letter-spacing="normal" fo:font-style="normal" fo:font-weight="bold"/>
    </style:style>
    <style:style style:name="T2" style:family="text">
      <style:text-properties fo:font-variant="normal" fo:text-transform="none" fo:color="#000000" loext:opacity="100%" style:font-name="Courier New" fo:font-size="12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Courier New" fo:font-size="9.75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Courier New" fo:letter-spacing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Feladat leírása</text:span></text:span></text:p>
      <text:p text:style-name="P1"><text:span text:style-name="T2">Készíts egy egyszerű webes alkalmazást, amely egy </text:span><text:span text:style-name="Strong_20_Emphasis"><text:span text:style-name="T1">parkolóház parkolási díját számolja ki</text:span></text:span><text:span text:style-name="T2"> a felhasználó által megadott adatok alapján.</text:span></text:p>
      <text:p text:style-name="P1"><text:span text:style-name="T2">A program egy </text:span><text:span text:style-name="Strong_20_Emphasis"><text:span text:style-name="T1">űrlapon keresztül</text:span></text:span><text:span text:style-name="T2"> kérje be a szükséges információkat, majd a végén írja ki a fizetendő összeget.</text:span></text:p>
      <text:p text:style-name="P1"><text:span text:style-name="Strong_20_Emphasis"><text:span text:style-name="T1">1. Űrlap létrehozása (HTML + JavaScript)</text:span></text:span></text:p>
      <text:p text:style-name="P2">Az alkalmazás tartalmazzon egy „Parkolóház” nevű űrlapot, ahol a felhasználó kiválaszthatja:</text:p>
      <text:list text:style-name="L1">
        <text:list-item>
          <text:p text:style-name="P3"><text:span text:style-name="Strong_20_Emphasis"><text:span text:style-name="T1">Parkolási zóna</text:span></text:span><text:span text:style-name="T3"> </text:span><text:span text:style-name="T2">(3 különböző zóna)</text:span></text:p>
          <text:list>
            <text:list-item>
              <text:p text:style-name="P4">A zónákhoz különböző óradíjak tartozzanak (pl. A, B, C)</text:p>
            </text:list-item>
          </text:list>
        </text:list-item>
        <text:list-item>
          <text:p text:style-name="P3"><text:span text:style-name="Strong_20_Emphasis"><text:span text:style-name="T1">Jármű típusa</text:span></text:span></text:p>
          <text:list>
            <text:list-item>
              <text:p text:style-name="P4">Személyautó</text:p>
            </text:list-item>
            <text:list-item>
              <text:p text:style-name="P4">Teherautó</text:p>
            </text:list-item>
            <text:list-item>
              <text:p text:style-name="P4">Kisbusz</text:p>
            </text:list-item>
            <text:list-item>
              <text:p text:style-name="P4">(további opciók is megadhatók)</text:p>
            </text:list-item>
          </text:list>
        </text:list-item>
        <text:list-item>
          <text:p text:style-name="P3"><text:span text:style-name="Strong_20_Emphasis"><text:span text:style-name="T1">Parkolás időtartama</text:span></text:span></text:p>
          <text:list>
            <text:list-item>
              <text:p text:style-name="P4">Óra és perc megadásával</text:p>
            </text:list-item>
          </text:list>
        </text:list-item>
      </text:list>
      <text:p text:style-name="P1"><text:span text:style-name="Strong_20_Emphasis"><text:span text:style-name="T1">2. Díjszámítás logika</text:span></text:span></text:p>
      <text:p text:style-name="P2">A program számolja ki a parkolás díját az alábbi szabály szerint:</text:p>
      <text:list text:style-name="L2">
        <text:list-item>
          <text:p text:style-name="P5">Az első óra az adott zóna alap óradíja</text:p>
        </text:list-item>
        <text:list-item>
          <text:p text:style-name="P6"><text:span text:style-name="Strong_20_Emphasis"><text:span text:style-name="T1">Minden következő óra 10%-kal drágább</text:span></text:span><text:span text:style-name="T2">, mint az előző</text:span></text:p>
        </text:list-item>
      </text:list>
      <text:p text:style-name="P2">Példa:</text:p>
      <text:list text:style-name="L3">
        <text:list-item>
          <text:p text:style-name="P7">óra = 1000 Ft</text:p>
        </text:list-item>
        <text:list-item>
          <text:p text:style-name="P7">óra = 1100 Ft</text:p>
        </text:list-item>
        <text:list-item>
          <text:p text:style-name="P7">óra = 1210 Ft<text:line-break/>…</text:p>
        </text:list-item>
      </text:list>
      <text:p text:style-name="P2">A percet is figyelembe kell venni (arányosan).</text:p>
      <text:p text:style-name="P1"><text:span text:style-name="Strong_20_Emphasis"><text:span text:style-name="T1">3. Eredmény megjelenítése</text:span></text:span></text:p>
      <text:p text:style-name="P2">A számítás végén jelenjen meg:</text:p>
      <text:list text:style-name="L4">
        <text:list-item>
          <text:p text:style-name="P8">a kiválasztott zóna</text:p>
        </text:list-item>
        <text:list-item>
          <text:p text:style-name="P8">a jármű típusa</text:p>
        </text:list-item>
        <text:list-item>
          <text:p text:style-name="P8">a parkolási idő</text:p>
        </text:list-item>
        <text:list-item>
          <text:p text:style-name="P9"><text:span text:style-name="T2">a </text:span><text:span text:style-name="Strong_20_Emphasis"><text:span text:style-name="T1">fizetendő végösszeg</text:span></text:span></text:p>
        </text:list-item>
      </text:list>
      <text:p text:style-name="P1"><text:span text:style-name="Strong_20_Emphasis"><text:span text:style-name="T1">Extra lehetőségek (szorgalmi)</text:span></text:span></text:p>
      <text:list text:style-name="L5">
        <text:list-item>
          <text:p text:style-name="P10"><text:soft-page-break/>kedvezmény bérleteseknek</text:p>
        </text:list-item>
        <text:list-item>
          <text:p text:style-name="P10">maximális napi díj bevezetése</text:p>
        </text:list-item>
        <text:list-item>
          <text:p text:style-name="P10">parkolójegy nyomtatása (szöveges blokkban)</text:p>
        </text:list-item>
      </text:list>
      <text:p text:style-name="P1"><text:span text:style-name="Strong_20_Emphasis"><text:span text:style-name="T4"> </text:span></text:span><text:span text:style-name="Strong_20_Emphasis"><text:span text:style-name="T1">Leadandó fájlok</text:span></text:span></text:p>
      <text:list text:style-name="L6">
        <text:list-item>
          <text:p text:style-name="P11">index.html</text:p>
        </text:list-item>
        <text:list-item>
          <text:p text:style-name="P11">style.css</text:p>
        </text:list-item>
        <text:list-item>
          <text:p text:style-name="P11">script.js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3T19:27:53.383433800</meta:creation-date>
    <dc:date>2026-02-13T19:29:05.046726600</dc:date>
    <meta:editing-duration>PT1M20S</meta:editing-duration>
    <meta:editing-cycles>1</meta:editing-cycles>
    <meta:document-statistic meta:table-count="0" meta:image-count="0" meta:object-count="0" meta:page-count="2" meta:paragraph-count="37" meta:word-count="197" meta:character-count="1176" meta:non-whitespace-character-count="1039"/>
    <meta:generator>LibreOffice/25.8.4.2$Windows_X86_64 LibreOffice_project/290daaa01b999472f0c7a3890eb6a550fd74c6df</meta:generator>
  </office:meta>
</office:document-meta>
</file>